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/>
    <style:style style:name="P18" style:parent-style-name="Základnítext" style:family="paragraph"/>
    <style:style style:name="P19" style:parent-style-name="Základnítext" style:family="paragraph"/>
    <style:style style:name="P20" style:parent-style-name="Základnítext" style:family="paragraph"/>
    <style:style style:name="P21" style:parent-style-name="Základnítext" style:family="paragraph"/>
    <style:style style:name="P22" style:parent-style-name="Základnítext" style:family="paragraph"/>
    <style:style style:name="P23" style:parent-style-name="Základnítext" style:family="paragraph"/>
    <style:style style:name="P24" style:parent-style-name="Základnítext" style:family="paragraph"/>
    <style:style style:name="P25" style:parent-style-name="Základnítext" style:family="paragraph"/>
    <style:style style:name="P26" style:parent-style-name="Základnítext" style:family="paragraph"/>
    <style:style style:name="P27" style:parent-style-name="Základnítext" style:family="paragraph"/>
    <style:style style:name="P28" style:parent-style-name="Základnítext" style:family="paragraph"/>
    <style:style style:name="P29" style:parent-style-name="Základnítext" style:family="paragraph"/>
    <style:style style:name="P30" style:parent-style-name="Základnítext" style:family="paragraph"/>
    <style:style style:name="P31" style:parent-style-name="Základnítext" style:family="paragraph"/>
    <style:style style:name="P32" style:parent-style-name="Základnítext" style:family="paragraph"/>
    <style:style style:name="P33" style:parent-style-name="Základnítext" style:family="paragraph"/>
    <style:style style:name="P34" style:parent-style-name="Základnítext" style:family="paragraph"/>
    <style:style style:name="P35" style:parent-style-name="Základnítext" style:family="paragraph"/>
    <style:style style:name="P36" style:parent-style-name="Základnítext" style:family="paragraph"/>
    <style:style style:name="P37" style:parent-style-name="Základnítext" style:family="paragraph"/>
    <style:style style:name="P38" style:parent-style-name="Základnítext" style:family="paragraph"/>
    <style:style style:name="P39" style:parent-style-name="Základnítext" style:family="paragraph"/>
    <style:style style:name="P40" style:parent-style-name="Normální" style:family="paragraph">
      <style:text-properties fo:color="#FF0000"/>
    </style:style>
    <style:style style:name="P41" style:parent-style-name="Normální" style:family="paragraph">
      <style:text-properties fo:color="#FF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48/2021<text:bookmark-end text:name="Text14"/></text:p>
            <text:p text:style-name="Normální">KVOP-28517/2021<text:bookmark-end text:name="Text2"/></text:p>
            <text:p text:style-name="Normální"><text:bookmark-start text:name="Text6"/>12. 07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/>
            <text:p text:style-name="Normální">Vážený pan<text:bookmark-end text:name="Text7"/></text:p>
            <text:p text:style-name="Normální">B. S.</text:p>
            <text:p text:style-name="Normální"/>
            <text:p text:style-name="Normální"/>
            <text:p text:style-name="Normální"/>
            <text:p text:style-name="Normální">E-mail:<text:s/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/text:h>
      <text:p text:style-name="Základnítext">Vážený pane S.,</text:p>
      <text:p text:style-name="Základnítext">dne 28. 6. 2021 byla do Kanceláře veřejného ochránce práv doručena žádost o poskytnutí informací podle zákona o svobodném přístupu k informacím, kterou žádáte následující informace:</text:p>
      <text:list text:style-name="LFO3_1" text:continue-numbering="true">
        <text:list-item>
          <text:p text:style-name="P17">Jak se v minulosti na veřejného ochránce práv obrátili občané se stížností na Magistrát města Zlín ve spojení s odborem sociálně-právní ochrany dětí (OSPOD) v posledních deseti letech. Stačí uvést<text:s/>pouze rok stížnosti, zda byla oprávněná a čeho se týkala.</text:p>
        </text:list-item>
      </text:list>
      <text:p text:style-name="Základnítext">K Vaší žádosti<text:s/><text:span text:style-name="Silné">poskytuji následující informace</text:span>:</text:p>
      <text:p text:style-name="Základnítext">V letech 2011 až 2021 řešil veřejný ochránce práv celkem 22 podnětů týkajících se postupu Magistrátu města Zlín při výkonu sociálně-právní ochrany dětí<text:span text:style-name="Značkapozn.podčarou"><text:note text:note-class="footnote" text:id="_ftn0"><text:note-citation>1</text:note-citation><text:note-body><text:p text:style-name="Textpozn.podčarou"><text:s/>Včetně Vašeho podnětu.</text:p></text:note-body></text:note></text:span>:<text:s/></text:p>
      <text:list text:style-name="LFO4" text:continue-numbering="true">
        <text:list-item>
          <text:p text:style-name="P18">Podnět z roku 2011 se týkal postupu OSPOD jako kolizního opatrovníka v řízení o osvojení dítěte. Po provedeném šetření bylo zjištěno, že OSPOD nejednal v souladu s principem dobré správy, neboť svým nejednoznačným stanoviskem<text:s/>nepřispěl k co nejrychlejšímu vyřešení věci. OSPOD rovněž pochybil v tom, že nepodal jako kolizní opatrovník urgence, popř. stížnost na průtahy v řízení o osvojení dítěte, když ve věci dosud nebylo jednáno. V ostatních oblastech OSPOD nepochybil.</text:p>
        </text:list-item>
        <text:list-item>
          <text:p text:style-name="P19">Druhý podnět z roku 2011 se týkal výkonu kolizního opatrovnictví, vedení spisové dokumentace Om, pořizování zvukových nahrávek z jednání rodiče s OSPOD a nevhodného chování vedoucí OSPOD. Po provedeném šetření bylo zjištěno, že OSPOD pochybil, když neumožnil stěžovateli pořídit zvukový záznam o průběhu jednání rodiče s OSPOD. V ostatních oblastech OPSOD nepochybil.</text:p>
        </text:list-item>
        <text:list-item>
          <text:p text:style-name="P20">Podnět z roku 2012 se týkal výkonu kolizního opatrovnictví a vedení správního řízení, v němž byla rodiči uložena povinnost využít pomoc odborného poradenského zařízení. Po provedeném šetření bylo zjištěno, že OSPOD pochybil, když na základě informací rodiče a psychologa, které představovaly nové skutečnosti, jež byly nadto<text:s/><text:soft-page-break/>rozporuplné, nezahájil z moci úřední správní řízení. OSPOD nepochybil při výkonu kolizního opatrovnictví.</text:p>
        </text:list-item>
        <text:list-item>
          <text:p text:style-name="P21">Další podnět z roku 2012 se týkal postupu OSPOD v souvislosti s realizací prozatímní dohody o péči a styku rodiče s dětmi, namítaného stranění jednomu z rodičů a předáním nahrávek pořízených jedním z rodičů soudu. Po provedeném šetření nebylo shledáno pochybení.<text:s/></text:p>
        </text:list-item>
        <text:list-item>
          <text:p text:style-name="P22">Poslední podnět z roku 2012 nesplňoval zákonné náležitosti, stěžovatel nepodal stížnost tajemníkovi Magistrátu města Zlín. Nebylo proto zahájeno šetření.</text:p>
        </text:list-item>
        <text:list-item>
          <text:p text:style-name="P23">Podnět z roku 2013 se týkal výkonu kolizního opatrovnictví, kontaktů s rodičem a namítanému stranění jednomu z rodičů. Ani v jednom nebylo shledáno pochybení.</text:p>
        </text:list-item>
        <text:list-item>
          <text:p text:style-name="P24">Druhý podnět z roku 2013 se týkal podjatosti OSPOD, kontaktů rodiče s dítětem, zjišťování přání dítěte, vedení spisové dokumentace Om a podávání zpráv soudu jako kolizní<text:s/>opatrovník. Po provedeném šetření bylo zjištěno že OSPOD pochybil, když dříve neuložil povinnost návštěvy odborného pracoviště za účelem zlepšení komunikace mezi rodiči. V ostatních oblastech nebylo shledáno pochybení.</text:p>
        </text:list-item>
        <text:list-item>
          <text:p text:style-name="P25">První podnět z roku 2014 se týkal podjatosti OSPOD a výkonu kolizního opatrovnictví. OSPOD pochybil, když jako kolizní opatrovník neřešil průtahy v soudním řízení. Ve věci podjatosti nebylo shledáno pochybení. OSPOD nepochybil ani při hájení nejlepšího zájmu dítěte u soudu jako kolizní opatrovník.<text:s/></text:p>
        </text:list-item>
        <text:list-item>
          <text:p text:style-name="P26">Druhý podnět z roku 2014 se týkal jednání OSPOD jako kolizního opatrovníka. Stěžovatelka ale následně vzala svůj podnět zpět, jelikož došlo ke změně v jednání OSPOD. Ve věci proto nebylo zahájeno šetření.</text:p>
        </text:list-item>
        <text:list-item>
          <text:p text:style-name="P27">Třetí podnět z roku 2014 se týkal postupu OSPOD v souvislosti s podáním návrhu na zákaz styku rodiče s dítětem a dále práce OSPOD s rodinou. Ani v jednom nebylo po provedeném šetření shledáno pochybení.</text:p>
        </text:list-item>
        <text:list-item>
          <text:p text:style-name="P28">Podnět z roku 2015 se týkal výkonu kolizního opatrovnictví. Po provedeném šetření bylo shledáno,<text:s/>že OSPOD pochybil, v tom, že v řízení u odvolacího soudu poskytl zavádějící informaci, která neodpovídá spisové dokumentaci. Dále pak tím, že tuto skutečnost nezjistil při vyřizování stížnosti. Pochybil také při zadávání zakázky psychologovi. OSPOD naopak<text:s/>nepochybil, když navrhl rozšířit styk dítěte s rodičem, a ani tím, že nepředložil zprávu o vývoji případu k odvolacímu soudu.</text:p>
        </text:list-item>
        <text:list-item>
          <text:p text:style-name="P29">První podnět z roku 2016 se týkal způsobu vyřízení stížnosti na OSPOD, stranění rodiči, zajištění zdravotní péče. Ve věci nebylo<text:s/>zahájeno šetření, jelikož poté, co stěžovatel doložil vyřízení jeho stížnosti tajemníkem a krajským úřadem pro zahájení nebyly shledány důvody.</text:p>
        </text:list-item>
        <text:list-item>
          <text:p text:style-name="P30">Druhý podnět z roku 2016 se týkal styku rodiče s dítětem. Podnět byl odložen, jelikož stěžovatel svůj podnět ani<text:s/>po výzvě nedoplnil.</text:p>
        </text:list-item>
        <text:list-item>
          <text:p text:style-name="P31">Podnět z roku 2017 se týkal zprávy OSPOD soudu k návrhu rodiče na předběžné opatření o jeho péči o děti, poučení rodiče, že po vydání usnesení o předběžném opatření o péči rodiče může žádat soud o úpravu styku s dětmi, reakce OSPOD na<text:s/><text:soft-page-break/>podněty rodiče a prarodiče, námitky stranění rodiči. Po provedeném šetření bylo shledáno pochybení v tom, že OSPOD rodiče o prošetření podnětů rodiče a prarodiče informoval se zpožděním. V ostatních oblastech nebylo shledáno pochybení.</text:p>
        </text:list-item>
        <text:list-item>
          <text:p text:style-name="P32">Druhý podnět z roku<text:s/>2017 se týkal jednání zaměstnance Magistrátu města Zlín na schůzce OSPOD. Podnět nesplňoval zákonné náležitosti, stěžovatel nepodal stížnost tajemníkovi Magistrátu města Zlín. Nebylo proto zahájeno šetření.</text:p>
        </text:list-item>
        <text:list-item>
          <text:p text:style-name="P33">Třetí podnět z roku 2017 se v části týkal soudní<text:s/>moci, do níž nemůže ochránce zasahovat a ve zbytku nebylo šetření vůči OSPOD zahájeno, jelikož podnět nesplňoval zákonné náležitosti, stěžovatel nepodal stížnost tajemníkovi Magistrátu města Zlín. Nebylo proto zahájeno šetření.</text:p>
        </text:list-item>
        <text:list-item>
          <text:p text:style-name="P34">Čtvrtý podnět z roku 2017 se<text:s/>týkal osvojení dítěte. Podnět byl odložen, jelikož stěžovatel jej na základě výzvy nedoplnil.</text:p>
        </text:list-item>
        <text:list-item>
          <text:p text:style-name="P35">První podnět z roku 2018 se týkal nevhodného chování sociální pracovnice a styku rodiče s dítětem. Podnět nesplňoval zákonné náležitosti, stěžovatel nepodal stížnost tajemníkovi Magistrátu města Zlín. Nebylo proto zahájeno šetření.</text:p>
        </text:list-item>
        <text:list-item>
          <text:p text:style-name="P36">Druhý podnět z roku 2018 se týkal zpráv OSPOD pro soud a zprostředkování mimosoudní dohody mezi rodiči. Po provedeném šetření bylo zjištěno, že OSPOD nepochybil při formulaci svých zpráv pro soud a návrhů v nich a taktéž nepochybil, neboť nebyl nečinný a usiloval o zprostředkování mimosoudní dohody rodičů o změně času styku rodiče s dítětem.</text:p>
        </text:list-item>
        <text:list-item>
          <text:p text:style-name="P37">První podnět z roku 2020 se týkal hájení nejlepšího zájmu dětí a zjišťování jejich názoru. Po provedeném šetření bylo zjištěno, že OSPOD nepochybil ani v jedné z oblastí.</text:p>
        </text:list-item>
        <text:list-item>
          <text:p text:style-name="P38">Druhý podnět z roku 2020 je Vaším podnětem a ve věci zatím nebylo skončeno šetření.<text:s/></text:p>
        </text:list-item>
        <text:list-item>
          <text:p text:style-name="P39">Stížnost z roku 2021 se týkala namítaného stranění jednomu z rodičů, způsobu vyřízení stížnosti a<text:s/>hodnocení rodičovských kompetencí. Ve věci bylo zahájeno šetření, které zatím nebylo ukončeno.</text:p>
        </text:list-item>
      </text:list>
      <text:p text:style-name="Základnítext"/>
      <text:p text:style-name="Základnítext">S pozdravem</text:p>
      <text:p text:style-name="Základnítext"/>
      <text:p text:style-name="podpis"><text:s/>JUDr. Pavel Pořízek, Ph.D., v. r.</text:p>
      <text:p text:style-name="podpis">vedoucí Kanceláře veřejného ochránce práv</text:p>
      <text:p text:style-name="podpis">(podepsáno elektronicky)</text:p>
      <text:p text:style-name="podpis"/>
      <text:p text:style-name="P40"/>
      <text:p text:style-name="P41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J8TS*</text:span></text:p>
        <text:p text:style-name="P12"><text:span text:style-name="T13">KVOPX00BJ8TS</text:span>KVOPX00BJ8TS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7-22T11:55:00Z</meta:creation-date>
    <dc:date>2021-07-22T11:58:00Z</dc:date>
    <meta:print-date>2021-07-12T09:52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3" meta:paragraph-count="13" meta:word-count="997" meta:character-count="6868" meta:row-count="49" meta:non-whitespace-character-count="5884"/>
  </office:meta>
</office:document-meta>
</file>